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 Einleitung<text:line-break/> </text:span>Seite 1</text:p>
      <text:p text:style-name="Standard">1. Satz „ausgebrannt“ klein<text:line-break/>letzter Satz im ersten Absatz „in“ mehren Ausschüssen?<text:line-break/>2. Absatz letzter Satz?<text:line-break/><text:span text:style-name="T5">Seite 2<text:line-break/></text:span><text:span text:style-name="T6">1 Absatz, 1 Satz, fehlt am Ende etwas? Hört sich abgehackt an<text:line-break/>→ nächster Satz „berichtete“<text:line-break/>„am Interessantesten“ superlativ groß<text:line-break/>3 Absatz vor dem „wie“ ein Komma?<text:line-break/></text:span><text:span text:style-name="T5">Seite 3<text:line-break/></text:span><text:span text:style-name="T6">wiederholt „im Anschluss“ benutzt<text:line-break/></text:span><text:span text:style-name="T2">Theoretische Grundlagen<text:line-break/></text:span><text:span text:style-name="T7">Seite 10<text:line-break/></text:span><text:span text:style-name="T8">„Grundlagen“<text:line-break/>1 Absatz letzter Satz?!<text:line-break/></text:span><text:span text:style-name="T3">3.1</text:span><text:span text:style-name="T4"><text:line-break/></text:span><text:span text:style-name="T8">„am Meisten“<text:line-break/>3 Absatz „Uninterresante“?<text:line-break/>Kaum möglich die Gesamtheit des Textes zu betrachten (ohne Komma)!<text:line-break/>Letzter Satz auch kein Komma am Ende?<text:line-break/></text:span><text:span text:style-name="T7">Seite 11<text:line-break/></text:span><text:span text:style-name="T8">letzter Absatz „politisches“ klein?<text:line-break/></text:span><text:span text:style-name="T7">Seite 12<text:line-break/>Nachricht </text:span><text:span text:style-name="T8">2 Zeile „DEN LESER“<text:line-break/>Objektivität „:“?<text:line-break/></text:span><text:span text:style-name="T7">Seite 13<text:line-break/></text:span><text:span text:style-name="T9">Bericht</text:span><text:span text:style-name="T8"> 4 Zeile von unten „euch → auch“<text:line-break/></text:span><text:span text:style-name="T7">Seite 14</text:span><text:span text:style-name="T8"><text:line-break/></text:span><text:span text:style-name="T4">Leitartikel</text:span><text:span text:style-name="T8"> „beeinflussen → beeinflusst“<text:line-break/></text:span><text:span text:style-name="T7">Seite 15</text:span><text:span text:style-name="T8"><text:line-break/>4 Zeile „oder nicht“<text:line-break/>5 von unten „das es Wert ist; welche es Wert ist“<text:line-break/>letzter Absatz „sich also dessen bewusst“<text:line-break/></text:span><text:span text:style-name="T7">Seite 16</text:span><text:span text:style-name="T8"><text:line-break/>„bestimmten Muster“<text:line-break/>Aufzählung nach letztem Punkt ein „.“?!<text:line-break/></text:span><text:span text:style-name="T7">Seite 17<text:line-break/></text:span><text:span text:style-name="T8">„verantwortlichen Redakteure“<text:line-break/>letzter Absatz „,die vermutlich blabla“ → „,welche“ hört sich besser an<text:line-break/></text:span><text:span text:style-name="T7">Seite 18</text:span><text:span text:style-name="T8"><text:line-break/>„er-wartbar“?<text:line-break/>„nicht vergleichbar,trotzdem“<text:line-break/></text:span><text:span text:style-name="T7">Seite 20</text:span><text:span text:style-name="T8"><text:line-break/>4.2 zweiter Satz?!<text:line-break/></text:span><text:span text:style-name="T7">Seite 21</text:span><text:span text:style-name="T8"><text:line-break/>2 Absatz 1 Satz „dir“ → „die“<text:line-break/>Ende der Seite → Formatierung?<text:line-break/></text:span><text:span text:style-name="T7">Seite 22</text:span><text:span text:style-name="T8"><text:line-break/>a) „eineM“<text:line-break/></text:span><text:span text:style-name="T7">Seite 23</text:span><text:span text:style-name="T8"><text:line-break/>d) nachrichteN oder BerichtE?<text:line-break/></text:span><text:soft-page-break/><text:span text:style-name="T8">e) am Wichtigsten<text:line-break/></text:span><text:span text:style-name="T7">Seite 25</text:span><text:span text:style-name="T8"><text:line-break/>j) ??<text:line-break/></text:span><text:span text:style-name="T7">Seite 26</text:span><text:span text:style-name="T8"><text:line-break/>5.1 zweiter Satz?!<text:line-break/> <text:s text:c="5"/>Dritter Satz „am Meisten“<text:line-break/>nach dem Schaubild. Satz beginnt mit „Denn“<text:line-break/></text:span><text:span text:style-name="T7">Seite 29</text:span><text:span text:style-name="T8"><text:line-break/>nach Tabelle „berichtete“ und „am Ausführlichsten“<text:line-break/></text:span><text:span text:style-name="T7">Seite 30<text:line-break/></text:span><text:span text:style-name="T8">letzter Satz vor Autoren FAZ „ eigenen redaktionellen Richtlinien folgend, zu beeinflussen.“!!<text:line-break/>5.3.2. eigenen?!<text:line-break/>„berichteten“<text:line-break/>„Zu Beginn“<text:line-break/></text:span><text:span text:style-name="T7">Seite 31</text:span><text:span text:style-name="T8"><text:line-break/>Abbildung 4?!?! Legende besser gliedern? Äußerer Ring und Innerer vllt?<text:line-break/>Kleiner Absatz „und mehr“?<text:line-break/></text:span><text:span text:style-name="T7">Seite 32</text:span><text:span text:style-name="T8"><text:line-break/>„weil weder Kürtel noch Name aufgeführt WAREN“ oder sind<text:line-break/>„ALS besonderheit zeigt sich hier“<text:line-break/>Abbildung 5, genauso wie hier → vllt Angabe dass Zahlen keine % sind sondern Anzahl der Artikel<text:line-break/>→ genauso vllt lieber 2 Legenden für außen und innen<text:line-break/></text:span><text:span text:style-name="T7">Seite 33</text:span><text:span text:style-name="T8"><text:line-break/>1 Satz „hohe Transparenz“<text:line-break/></text:span><text:span text:style-name="T7">Seite 34</text:span><text:span text:style-name="T8"><text:line-break/>Zweiter Satz sau verschachtelt, missverständlich<text:line-break/>danach der Satz „geschrieben hat“<text:line-break/>„wurde verteilt“?<text:line-break/>Zeitwechsel!<text:line-break/>„eventuell ist die berichterstattung.....“ ???? raff den Satz net<text:line-break/><text:line-break/><text:line-break/><text:line-break/><text:line-break/>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02T19:52:50.38</meta:creation-date>
    <dc:date>2017-11-03T14:16:18.38</dc:date>
    <meta:editing-duration>PT2H12M22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2" meta:paragraph-count="2" meta:word-count="339" meta:character-count="2206"/>
  </office:meta>
</office:document-meta>
</file>